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a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dc143c"/>
    </style:style>
    <style:style style:name="ce44" style:family="table-cell" style:parent-style-name="Default">
      <style:table-cell-properties fo:background-color="#d8bfd8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0808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9" style:family="table-cell" style:parent-style-name="Default">
      <style:table-cell-properties fo:background-color="#e6e6fa"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40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CRISTIAN NAVARRETE MOREN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9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number-columns-repeated="2"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a error si insertamos producto sin ima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ros</text:p>
          </table:table-cell>
          <table:table-cell table:style-name="ce12"/>
          <table:table-cell table:style-name="ce43" office:value-type="float" office:value="-0.1" calcext:value-type="float">
            <text:p>-0,10</text:p>
          </table:table-cell>
          <table:table-cell table:style-name="ce6" office:value-type="string" calcext:value-type="string">
            <text:p>No es necesario aplicar aquí el middleware para configurar la sesión ni que reconozca la sesión desde las vista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7])" office:value-type="float" office:value="4.65" calcext:value-type="float">
            <text:p>4,6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2:.B45];[.B47:.B51];[.B53])" office:value-type="float" office:value="3" calcext:value-type="float">
            <text:p>3,00</text:p>
          </table:table-cell>
          <table:table-cell table:style-name="ce13" table:formula="of:=SUM([.C42:.C45];[.C47:.C51];[.C53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7:.B61])" office:value-type="float" office:value="0.5" calcext:value-type="float">
            <text:p>0,50</text:p>
          </table:table-cell>
          <table:table-cell table:style-name="ce13" table:formula="of:=SUM([.C57:.C61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office:value-type="float" office:value="0" calcext:value-type="float">
            <text:p>0,00</text:p>
          </table:table-cell>
          <table:table-cell office:value-type="string" calcext:value-type="string">
            <text:p>No hay comentario inicial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67:.B68])" office:value-type="float" office:value="0.25" calcext:value-type="float">
            <text:p>0,25</text:p>
          </table:table-cell>
          <table:table-cell table:style-name="ce13" table:formula="of:=SUM([.C67:.C68])" office:value-type="float" office:value="0.125" calcext:value-type="float">
            <text:p>0,13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5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guntas</text:p>
          </table:table-cell>
          <table:table-cell/>
          <table:table-cell table:style-name="ce12" office:value-type="float" office:value="-3" calcext:value-type="float">
            <text:p>-3,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8];[.B54];[.B62];[.B64];[.B69])" office:value-type="float" office:value="10" calcext:value-type="float">
            <text:p>10,00</text:p>
          </table:table-cell>
          <table:table-cell table:style-name="ce17" table:formula="of:=SUM([.C13];[.C19];[.C38];[.C54];[.C62];[.C64];[.C69];[.C75])" office:value-type="float" office:value="6.525" calcext:value-type="float">
            <text:p>6,53</text:p>
          </table:table-cell>
          <table:table-cell table:style-name="ce22"/>
          <table:table-cell table:number-columns-repeated="3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39:37.8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41:24.269000000</dc:date>
    <meta:editing-duration>PT1H50M12S</meta:editing-duration>
    <meta:editing-cycles>16</meta:editing-cycles>
    <meta:document-statistic meta:table-count="1" meta:cell-count="165" meta:object-count="0"/>
  </office:meta>
</office:document-meta>
</file>